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2.4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2.8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3.31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97cm" fo:min-width="2.64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3.31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3.092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28cm" svg:height="1.905cm" svg:x="12.429cm" svg:y="18.685cm">
          <text:p text:style-name="P1">Data Science 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22.812cm" svg:y="4.492cm">
          <text:p text:style-name="P1">Develop Resu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763cm" svg:height="1.905cm" svg:x="1cm" svg:y="3.857cm">
          <text:p text:style-name="P1">Continue Edu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10.525cm" svg:y="6.397cm">
          <text:p text:style-name="P1">Finding Lea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398cm" svg:height="1.905cm" svg:x="13.382cm" svg:y="8.302cm">
          <text:p text:style-name="P1">Network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.128cm" svg:height="1.905cm" svg:x="7.667cm" svg:y="8.302cm">
          <text:p text:style-name="P1">Job Boar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9.572cm" svg:y="14.97cm">
          <text:p text:style-name="P1">Up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9.572cm" svg:y="10.525cm">
          <text:p text:style-name="P1">Top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9.572cm" svg:y="12.748cm">
          <text:p text:style-name="P1">D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446cm" svg:height="1.905cm" svg:x="5.127cm" svg:y="14.97cm">
          <text:p text:style-name="P1">ITJobP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5.445cm" svg:y="12.748cm">
          <text:p text:style-name="P1">GitH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5.445cm" svg:y="10.525cm">
          <text:p text:style-name="P1">Linked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397cm" svg:height="1.905cm" svg:x="20.367cm" svg:y="8.302cm">
          <text:p text:style-name="P1">Freelanc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0.999cm" svg:y="6.397cm">
          <text:p text:style-name="P1">Data Sci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21.32cm" svg:y="11.16cm">
          <text:p text:style-name="P1">Resume Webs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22.272cm" svg:y="14.652cm">
          <text:p text:style-name="P1">JS/Re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28cm" svg:height="1.905cm" svg:x="19.097cm" svg:y="17.192cm">
          <text:p text:style-name="P1">Portfol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08cm" svg:height="1.905cm" svg:x="14.97cm" svg:y="5.127cm">
          <text:p text:style-name="P1">Recrui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3T13:41:40.514000000</meta:creation-date>
    <dc:date>2023-12-03T17:12:42.556000000</dc:date>
    <meta:editing-duration>PT3H31M8S</meta:editing-duration>
    <meta:editing-cycles>1</meta:editing-cycles>
    <meta:document-statistic meta:object-count="18"/>
    <meta:generator>LibreOffice/7.5.2.2$Windows_X86_64 LibreOffice_project/53bb9681a964705cf672590721dbc85eb4d0c3a2</meta:generator>
  </office:meta>
</office:document-meta>
</file>